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e75" officeooo:paragraph-rsid="00105e75"/>
    </style:style>
    <style:style style:name="P2" style:family="paragraph" style:parent-style-name="Standard">
      <style:text-properties officeooo:rsid="00105e75" officeooo:paragraph-rsid="00117ec9"/>
    </style:style>
    <style:style style:name="P3" style:family="paragraph" style:parent-style-name="Standard">
      <style:text-properties officeooo:rsid="00117ec9" officeooo:paragraph-rsid="00117ec9"/>
    </style:style>
    <style:style style:name="P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105e75" officeooo:paragraph-rsid="00105e75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117ec9" officeooo:paragraph-rsid="0016eee9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05e75" officeooo:paragraph-rsid="00105e75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33cd3" officeooo:paragraph-rsid="00133cd3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17ec9" officeooo:paragraph-rsid="00117ec9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6eee9" officeooo:paragraph-rsid="0016eee9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officeooo:rsid="00105e75" officeooo:paragraph-rsid="00105e75"/>
    </style:style>
    <style:style style:name="P11" style:family="paragraph" style:parent-style-name="Standard" style:list-style-name="L3">
      <style:text-properties officeooo:rsid="00105e75" officeooo:paragraph-rsid="0015e2b8"/>
    </style:style>
    <style:style style:name="P12" style:family="paragraph" style:parent-style-name="Standard">
      <style:text-properties officeooo:rsid="00105e75" officeooo:paragraph-rsid="0015e2b8"/>
    </style:style>
    <style:style style:name="P13" style:family="paragraph" style:parent-style-name="Standard" style:list-style-name="L4">
      <style:text-properties officeooo:rsid="00105e75" officeooo:paragraph-rsid="00105e75"/>
    </style:style>
    <style:style style:name="P14" style:family="paragraph" style:parent-style-name="Standard" style:list-style-name="L5">
      <style:text-properties officeooo:rsid="00105e75" officeooo:paragraph-rsid="00105e75"/>
    </style:style>
    <style:style style:name="P15" style:family="paragraph" style:parent-style-name="Standard" style:list-style-name="L2">
      <style:text-properties officeooo:paragraph-rsid="0015e2b8"/>
    </style:style>
    <style:style style:name="P16" style:family="paragraph" style:parent-style-name="Standard">
      <style:text-properties officeooo:rsid="00117ec9" officeooo:paragraph-rsid="00117ec9"/>
    </style:style>
    <style:style style:name="P17" style:family="paragraph" style:parent-style-name="Standard" style:list-style-name="L6">
      <style:text-properties officeooo:rsid="00117ec9" officeooo:paragraph-rsid="00117ec9"/>
    </style:style>
    <style:style style:name="P18" style:family="paragraph" style:parent-style-name="Standard" style:list-style-name="L7">
      <style:text-properties officeooo:rsid="00117ec9" officeooo:paragraph-rsid="00117ec9"/>
    </style:style>
    <style:style style:name="P19" style:family="paragraph" style:parent-style-name="Standard">
      <style:text-properties officeooo:rsid="00117ec9" officeooo:paragraph-rsid="0015e2b8"/>
    </style:style>
    <style:style style:name="P20" style:family="paragraph" style:parent-style-name="Standard">
      <style:text-properties officeooo:rsid="00117ec9" officeooo:paragraph-rsid="0016eee9"/>
    </style:style>
    <style:style style:name="P21" style:family="paragraph" style:parent-style-name="Standard">
      <style:text-properties officeooo:rsid="00133cd3" officeooo:paragraph-rsid="0016eee9"/>
    </style:style>
    <style:style style:name="T1" style:family="text">
      <style:text-properties officeooo:rsid="00117ec9"/>
    </style:style>
    <style:style style:name="T2" style:family="text">
      <style:text-properties style:text-position="super 58%" officeooo:rsid="00117ec9"/>
    </style:style>
    <style:style style:name="T3" style:family="text">
      <style:text-properties officeooo:rsid="00144dc2"/>
    </style:style>
    <style:style style:name="T4" style:family="text">
      <style:text-properties officeooo:rsid="0015e2b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eee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6eee9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te rendu de la première réunion 18/02/15.</text:p>
      <text:p text:style-name="P6"/>
      <text:p text:style-name="P9">Personnes présentes : </text:p>
      <text:p text:style-name="P9">Mr Parrot ; Lucie Malnuit ; Antonin Rousset ; Maxime Guillem ; Simon Besga.</text:p>
      <text:p text:style-name="P1"/>
      <text:list xml:id="list6314399842043029957" text:style-name="L2">
        <text:list-item>
          <text:p text:style-name="P15"><text:span text:style-name="T4">Les réunions sont à définir avec Mr Parrot à notre initiative : Comment s'y prendre ? </text:span></text:p>
        </text:list-item>
      </text:list>
      <text:p text:style-name="P1">- <text:span text:style-name="T4">A la f</text:span>in d'une réunion précédente.</text:p>
      <text:p text:style-name="P1">- <text:span text:style-name="T4">D</text:span>emande à faire (par mail).</text:p>
      <text:p text:style-name="P1"/>
      <text:p text:style-name="P1"><text:span text:style-name="T1"><text:tab/>Pour ce qui est de contacter Mr Parrot juste pour une question ou autre : Par mail, avec tout le monde en copie.</text:span></text:p>
      <text:p text:style-name="P1"/>
      <text:p text:style-name="P1"/>
      <text:list xml:id="list5377287079383052508" text:style-name="L3">
        <text:list-item>
          <text:p text:style-name="P11">Comment publier les comptes-rendus (<text:span text:style-name="T4">qui doivent être </text:span>modifiable<text:span text:style-name="T4">s</text:span>) <text:s/>pour qu'ils soient accessible de tous ?</text:p>
        </text:list-item>
      </text:list>
      <text:p text:style-name="P1">- <text:span text:style-name="T4">Le Google d</text:span>rive <text:span text:style-name="T4">et le Wiki sont deux méthodes à éviter.</text:span></text:p>
      <text:p text:style-name="P1">- <text:span text:style-name="T4">Choix d'utiliser le dépôt</text:span> <text:span text:style-name="T4">SVN</text:span> <text:span text:style-name="T4">ou GIT </text:span>du groupe <text:span text:style-name="T4">avec un répertoire qui nous permet de mettre tous les fichiers texte.</text:span></text:p>
      <text:p text:style-name="P12"><text:tab/></text:p>
      <text:p text:style-name="P12"><text:tab/>Pas de souci pour GIT → mais les cours SVN sont fait pour nous faire gagner du temps. Selon Mr Parrot : <text:span text:style-name="T4">P</text:span>lus d'inconvénient dans le cadre de ce projet. </text:p>
      <text:p text:style-name="P12"><text:span text:style-name="T4">Selon le groupe : Dans l'ensemble on préfère utiliser GIT malgré tout même si ça nous prendra un peu plus de temps.</text:span></text:p>
      <text:p text:style-name="P1"/>
      <text:p text:style-name="P1"/>
      <text:p text:style-name="P4">Le livrable 1 : Délai cours. <text:span text:style-name="T1">1</text:span><text:span text:style-name="T2">Er</text:span><text:span text:style-name="T1"> mars. (Sûrement repoussé mais à faire pour le 1</text:span><text:span text:style-name="T2">er</text:span><text:span text:style-name="T1"> Mars.)</text:span></text:p>
      <text:p text:style-name="P1"/>
      <text:list xml:id="list2960637496949524905" text:style-name="L4">
        <text:list-item>
          <text:p text:style-name="P13">Cahier des charges : </text:p>
        </text:list-item>
      </text:list>
      <text:p text:style-name="P12"><text:tab/><text:span text:style-name="T4">Il faut expliquer e</text:span>n quoi ça consiste : <text:span text:style-name="T4">Ici, l</text:span>'image (t<text:span text:style-name="T4">ype du </text:span>fichier à préciser si possible) doit être analys<text:span text:style-name="T4">ée</text:span> l'image etc.. et ressorte le caractère. </text:p>
      <text:p text:style-name="P12"><text:span text:style-name="T4">Le but est aussi d'a</text:span>nticiper sur les questions <text:span text:style-name="T4">possibles que l'on peut nous poser</text:span>. </text:p>
      <text:p text:style-name="P12">C'est de la littérature → être clair sur l'objectif du projet. </text:p>
      <text:p text:style-name="P12"><text:span text:style-name="T4">Ce cahier des charges p</text:span>eut être progressif → « <text:span text:style-name="T4">D</text:span>ans un premier temp<text:span text:style-name="T4">s une étape X</text:span> puis si <text:span text:style-name="T4">le temps nous le permet</text:span>, <text:span text:style-name="T4">telle étape Y</text:span>. »</text:p>
      <text:p text:style-name="P1"/>
      <text:list xml:id="list2590273849131641085" text:style-name="L5">
        <text:list-item>
          <text:p text:style-name="P14">Analyse du problème :</text:p>
        </text:list-item>
      </text:list>
      <text:p text:style-name="P2"><text:tab/>C'est le cahier des charges plus <text:span text:style-name="T1">précisément et d'un point de vue un peu moins littéraire</text:span> : </text:p>
      <text:p text:style-name="P2">-<text:span text:style-name="T1">D</text:span>onnée entrante, donnée sortante, <text:span text:style-name="T5">architecture du problème</text:span> (boites etc..)</text:p>
      <text:p text:style-name="P3">-Définir les fonctionnalités (lire <text:span text:style-name="T4">le fichier</text:span>, écrire, <text:span text:style-name="T4">ouvrir un fichier</text:span> etc..)</text:p>
      <text:p text:style-name="P3"/>
      <text:list xml:id="list1044855641315542566" text:style-name="L6">
        <text:list-item>
          <text:p text:style-name="P17">Analyse Fonctionnelle :</text:p>
        </text:list-item>
      </text:list>
      <text:p text:style-name="P19"><text:tab/><text:span text:style-name="T4">C'est l'analyse du problème mais en définissant</text:span> les fonctionnalités en langage C (fonction à appeler, la façon dont elles interagissent, prototypes, donnée et sorties etc.. )</text:p>
      <text:p text:style-name="P19">Ici <text:span text:style-name="T4">c'est pas évident c</text:span>ar <text:span text:style-name="T4">on est </text:span>pas trop <text:span text:style-name="T4">sur </text:span>encore <text:span text:style-name="T4">de </text:span>l'algorithme de sélection du caractère <text:span text:style-name="T4">que l'on va choisir</text:span>.</text:p>
      <text:p text:style-name="P3"/>
      <text:list xml:id="list5011593721354572695" text:style-name="L7">
        <text:list-item>
          <text:p text:style-name="P18">Les tests Unitaires :</text:p>
        </text:list-item>
      </text:list>
      <text:p text:style-name="P19"><text:tab/>I<text:span text:style-name="T4">l est i</text:span>ntéressant de les prévoir maintenant : <text:span text:style-name="T4">Il faut d</text:span>ire ce qu'il faudra tester, prévoir de faire ça dans le code (ex : « <text:span text:style-name="T4">A tel endroit du code il faudra vérifier tel aspect avec la fonction </text:span>Booleen estDansleCadre() » … <text:span text:style-name="T4">etc</text:span>). </text:p>
      <text:p text:style-name="P20">Ne pas les programmer car on a rien à tester <text:span text:style-name="T6">de façon concrète, le but est de savoir si l</text:span>es fonctions marchent <text:span text:style-name="T6">correctement, même dans les c</text:span>as limite<text:span text:style-name="T6">s</text:span>. (ex : pixel en dehors du cadre ?)</text:p>
      <text:p text:style-name="P20"><text:soft-page-break/><text:span text:style-name="T6">Ils sont </text:span>à faire sur chaque fonction indépendamment afin de pas tout faire sur le programme final.</text:p>
      <text:p text:style-name="P3"/>
      <text:p text:style-name="P3"/>
      <text:p text:style-name="P5"><text:span text:style-name="T6">De façon global :</text:span></text:p>
      <text:p text:style-name="P20"/>
      <text:p text:style-name="P20"><text:tab/>Mieux on décrit les fonctions, mieux ça se passera ensuite. Tout ça est fait pour prévoir un max<text:span text:style-name="T6">imum</text:span> et limiter les dégâts <text:span text:style-name="T6">et les corrections </text:span>après. <text:span text:style-name="T6">Cela permet d'avoir</text:span> <text:span text:style-name="T6">c</text:span>onscience d<text:span text:style-name="T6">es </text:span>problème<text:span text:style-name="T6">s</text:span> plus tôt.</text:p>
      <text:p text:style-name="P20"/>
      <text:p text:style-name="P3"><text:tab/><text:span text:style-name="T7">Choix de l'algorithme de sélection du caractère texte </text:span>: <text:span text:style-name="T6">L'idéal serait de faire une p</text:span>résentation quand on en a sélectionn<text:span text:style-name="T6">és</text:span> 2 ou 3 → <text:span text:style-name="T6">ce n'est </text:span>pas faisable avant le livrable 1 <text:span text:style-name="T6">d</text:span>u coup, on va partir sur la première méthode, plus simpliste afin de détailler l'analyse du problème avec une méthode de reconnaissance <text:span text:style-name="T6">optique de caractères définie</text:span>.</text:p>
      <text:p text:style-name="P3"/>
      <text:p text:style-name="P21"><text:span text:style-name="T7"><text:tab/>Comment le déposer, </text:span><text:span text:style-name="T8">le </text:span><text:span text:style-name="T7">rédiger :</text:span> Il deviendra en bout le rapport final. Il doit être public au sein du groupe → dans le dépôt SVN ou GIT près de la racine. (<text:span text:style-name="T6">un </text:span>répertoire « rapport » <text:span text:style-name="T6">à créer</text:span>) Dans ce répertoire doit être présent le document modifiable ET le Pdf. </text:p>
      <text:p text:style-name="P21"><text:span text:style-name="T6">Pour ce qui est du choix du format de la version modifiable, pour le livrable 1 le choix se porte sur un document LibreOffice. Cependant notre but sera de passer le plus rapidement possible à des documents Latec. (De plus, Mr Parrot peut nous donner de rapides cours sur Latec)</text:span></text:p>
      <text:p text:style-name="P3"/>
      <text:p text:style-name="P7">Prochaine réunion : Lundi 2 mars à 17h. <text:span text:style-name="T3">(salle réservée par Mr Parrot.)</text:span></text:p>
      <text:p text:style-name="P7">Ordre du jour :Bilan du livrable 1 qui devra être quasiment terminé avant afin que Mr Parrot puisse le lire. (pdf et sous libre office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7:39:07.615416456</meta:creation-date>
    <dc:date>2015-02-19T17:27:19.868930803</dc:date>
    <meta:editing-duration>PT24M44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37" meta:word-count="708" meta:character-count="3927" meta:non-whitespace-character-count="3240"/>
  </office:meta>
</office:document-meta>
</file>